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rsid="00053b7f" officeooo:paragraph-rsid="00053b7f"/>
    </style:style>
    <style:style style:name="P6" style:family="paragraph" style:parent-style-name="Text_20_body" style:list-style-name="L5"/>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Heading_20_2">
      <style:text-properties officeooo:rsid="00053b7f" officeooo:paragraph-rsid="00053b7f"/>
    </style:style>
    <style:style style:name="T1" style:family="text">
      <style:text-properties fo:font-weight="bold"/>
    </style:style>
    <style:style style:name="T2" style:family="text">
      <style:text-properties officeooo:rsid="00053b7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BOINC</text:h>
      <text:p text:style-name="P5">Use the idle time on your computer (Windows, Mac, Linux, or Android) to cure diseases, study global warming, discover pulsars, and do many other types of scientific research. It's safe, secure, and easy: </text:p>
      <text:list xml:id="list6854275591788941393" text:style-name="L5">
        <text:list-item>
          <text:p text:style-name="P11"><text:a xlink:type="simple" xlink:href="http://boinc.berkeley.edu/projects.php">Choose projects</text:a> : <text:span text:style-name="T2">theSkyNet POGS</text:span></text:p>
        </text:list-item>
        <text:list-item>
          <text:p text:style-name="P11"><text:a xlink:type="simple" xlink:href="http://boinc.berkeley.edu/download.php">Download BOINC software</text:a> : <text:span text:style-name="T2">3,25MB</text:span></text:p>
        </text:list-item>
        <text:list-item>
          <text:p text:style-name="P6">Enter an email address and password. </text:p>
        </text:list-item>
      </text:list>
      <text:p text:style-name="P5"/>
      <text:h text:style-name="Heading_20_2" text:outline-level="2"><text:bookmark text:name="Linux"/>Linux</text:h>
      <text:list xml:id="list5988168947193178989" text:style-name="L1">
        <text:list-item>
          <text:p text:style-name="P7">Operating system </text:p>
          <text:list>
            <text:list-item>
              <text:p text:style-name="P7">Linux kernel 2.2.14 or higher </text:p>
            </text:list-item>
            <text:list-item>
              <text:p text:style-name="P7">glibc 2.3.2 or higher </text:p>
            </text:list-item>
            <text:list-item>
              <text:p text:style-name="P1">BOINC uses file locking. If you run BOINC in an NFS-mounted directory, make sure the NFS lock daemon is working.</text:p>
            </text:list-item>
          </text:list>
        </text:list-item>
      </text:list>
      <text:list xml:id="list8776174702836579227" text:style-name="L2">
        <text:list-item>
          <text:p text:style-name="P8">For BOINC Manager: </text:p>
          <text:list>
            <text:list-item>
              <text:p text:style-name="P8">XFree86-3.3.6 or higher </text:p>
            </text:list-item>
            <text:list-item>
              <text:p text:style-name="P2">gtk+2.0 or higher</text:p>
            </text:list-item>
          </text:list>
        </text:list-item>
      </text:list>
      <text:list xml:id="list8487683251919589011" text:style-name="L3">
        <text:list-item>
          <text:p text:style-name="P9">For application graphics: </text:p>
          <text:list>
            <text:list-item>
              <text:p text:style-name="P3">Accelerated OpenGL support in your X server (version of OpenGL and graphics hardware required depends on the project).</text:p>
            </text:list-item>
          </text:list>
        </text:list-item>
      </text:list>
      <text:list xml:id="list4084643545562840298" text:style-name="L4">
        <text:list-item>
          <text:p text:style-name="P10">Hardware </text:p>
          <text:list>
            <text:list-item>
              <text:p text:style-name="P10">Pentium 500 MHz or greater </text:p>
            </text:list-item>
            <text:list-item>
              <text:p text:style-name="P10">64 MB RAM </text:p>
            </text:list-item>
            <text:list-item>
              <text:p text:style-name="P4">50 MB disk space</text:p>
            </text:list-item>
          </text:list>
        </text:list-item>
      </text:list>
      <text:h text:style-name="Heading_20_3" text:outline-level="3"><text:bookmark text:name="Bi-arch_.2832.2B64.29_distro_notes"/>Bi-arch (32+64) distro notes</text:h>
      <text:p text:style-name="Text_20_body">If you attach to a project with only 32-bit Linux applications, BOINC will try to run them. </text:p>
      <text:p text:style-name="Text_20_body">For application graphics to work, you may need to install the 32-bit libglut library (or copy from elsewhere) into the 32-bit library directory, usually <text:span text:style-name="Source_20_Text">/usr/lib</text:span>, but depending on distribution may also be <text:span text:style-name="Source_20_Text">/usr/lib32</text:span>. </text:p>
      <text:p text:style-name="Text_20_body">If the applications still get errors, find the executable in the projects directory and run <text:span text:style-name="T1">ldd</text:span> on it to see which libraries are missing. </text:p>
      <text:h text:style-name="Heading_20_4" text:outline-level="4"><text:bookmark text:name="Debian.2FUbuntu"/>Debian/Ubuntu</text:h>
      <text:p text:style-name="Text_20_body">BOINC applications will fail if you do not have the “ia32” package and dependent packages installed. These packages are included with some Linux64 distributions but not others; for example, they are not installed by default with Ubuntu 6.10 and 7.04 (but can be installed manually).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14:53:00.321793228</meta:creation-date>
    <meta:print-date>2015-09-28T14:59:24.295045676</meta:print-date>
    <dc:date>2015-09-28T15:11:00.109763491</dc:date>
    <meta:editing-duration>PT2M49S</meta:editing-duration>
    <meta:editing-cycles>1</meta:editing-cycles>
    <meta:document-statistic meta:table-count="0" meta:image-count="0" meta:object-count="0" meta:page-count="2" meta:paragraph-count="25" meta:word-count="265" meta:character-count="1552" meta:non-whitespace-character-count="1313"/>
    <meta:generator>LibreOffice/4.2.8.2$Linux_X86_64 LibreOffice_project/420m0$Build-2</meta:generator>
  </office:meta>
</office:document-meta>
</file>